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375in"/>
    </style:style>
    <style:style style:name="Table1.D" style:family="table-column">
      <style:table-column-properties style:column-width="1.4375in"/>
    </style:style>
    <style:style style:name="Table1.E" style:family="table-column">
      <style:table-column-properties style:column-width="1.4271in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E2" style:family="table-cell">
      <style:table-cell-properties fo:padding="0.0382in" fo:border-left="0.05pt solid #000000" fo:border-right="0.05pt solid #000000" fo:border-top="none" fo:border-bottom="none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D4" style:family="table-cell" style:data-style-name="N11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1.125in"/>
    </style:style>
    <style:style style:name="Table2.C" style:family="table-column">
      <style:table-column-properties style:column-width="1.375in"/>
    </style:style>
    <style:style style:name="Table2.D" style:family="table-column">
      <style:table-column-properties style:column-width="1.4375in"/>
    </style:style>
    <style:style style:name="Table2.E" style:family="table-column">
      <style:table-column-properties style:column-width="1.4271in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E2" style:family="table-cell">
      <style:table-cell-properties fo:padding="0.0382in" fo:border-left="0.05pt solid #000000" fo:border-right="0.05pt solid #000000" fo:border-top="none" fo:border-bottom="none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D4" style:family="table-cell" style:data-style-name="N11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5.7396in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2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officeooo:rsid="0011a698" officeooo:paragraph-rsid="0011a698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Ubuntu Mono" fo:font-size="14pt" officeooo:rsid="0011a698" officeooo:paragraph-rsid="0011a698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Ubuntu Mono" fo:font-size="14pt" officeooo:rsid="0011a698" officeooo:paragraph-rsid="0011a698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 Mono" fo:font-size="12pt" officeooo:rsid="00134999" officeooo:paragraph-rsid="0011a69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 Mono" fo:font-size="12pt" officeooo:rsid="00134999" officeooo:paragraph-rsid="0013499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 Mono" fo:font-size="12pt" officeooo:rsid="00134999" officeooo:paragraph-rsid="001373b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buntu Mono" fo:font-size="12pt" officeooo:rsid="001373bb" officeooo:paragraph-rsid="001373bb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Ubuntu Mono" fo:font-size="12pt" officeooo:rsid="0013d286" officeooo:paragraph-rsid="0013d28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paragraph-rsid="0011a698"/>
    </style:style>
    <style:style style:name="P10" style:family="paragraph" style:parent-style-name="Standard">
      <style:paragraph-properties fo:text-align="start" style:justify-single-word="false"/>
      <style:text-properties style:font-name="Ubuntu Light" fo:font-size="12pt" fo:font-weight="bold" officeooo:rsid="00134999" officeooo:paragraph-rsid="0015efc8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 Light" fo:font-size="12pt" fo:font-weight="bold" officeooo:rsid="001373bb" officeooo:paragraph-rsid="0016c71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Ubuntu Light" fo:font-size="11pt" fo:font-weight="normal" officeooo:rsid="00134999" officeooo:paragraph-rsid="0016c71e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Ubuntu Light" fo:font-size="11pt" fo:font-weight="normal" officeooo:rsid="00134999" officeooo:paragraph-rsid="0015efc8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Ubuntu Light" fo:font-size="11pt" fo:font-weight="normal" officeooo:rsid="00197c14" officeooo:paragraph-rsid="00197c14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Ubuntu Light" fo:font-size="11pt" fo:font-weight="normal" officeooo:rsid="00197c14" officeooo:paragraph-rsid="0016c71e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Ubuntu Light" fo:font-size="11pt" fo:font-weight="normal" officeooo:rsid="001373bb" officeooo:paragraph-rsid="00197c14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Ubuntu Light" fo:font-size="11pt" fo:font-weight="normal" officeooo:rsid="001373bb" officeooo:paragraph-rsid="0016c71e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12pt" style:text-underline-style="solid" style:text-underline-width="auto" style:text-underline-color="font-color" fo:font-weight="bold" officeooo:rsid="0015efc8" officeooo:paragraph-rsid="0015efc8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12pt" style:text-underline-style="solid" style:text-underline-width="auto" style:text-underline-color="font-color" fo:font-weight="bold" officeooo:rsid="0016c71e" officeooo:paragraph-rsid="0016c71e" style:font-size-asian="12pt" style:font-weight-asian="bold" style:font-size-complex="12pt" style:font-weight-complex="bold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Heading_20_3">
      <style:text-properties style:font-name="Ubuntu Mono"/>
    </style:style>
    <style:style style:name="P22" style:family="paragraph" style:parent-style-name="Standard">
      <style:paragraph-properties fo:text-align="start" style:justify-single-word="false"/>
      <style:text-properties style:font-name="Ubuntu Mono" fo:font-size="12pt" officeooo:rsid="001373bb" officeooo:paragraph-rsid="001dfb93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Ubuntu Mono" fo:font-size="12pt" officeooo:rsid="001dfb93" officeooo:paragraph-rsid="001dfb93" style:font-size-asian="12pt" style:font-size-complex="12pt"/>
    </style:style>
    <style:style style:name="P24" style:family="paragraph" style:parent-style-name="Standard">
      <style:text-properties style:font-name="Ubuntu Mono" fo:font-size="12pt" officeooo:rsid="001f4097" officeooo:paragraph-rsid="001f4097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Ubuntu Mono" fo:font-size="12pt" officeooo:rsid="00134999" officeooo:paragraph-rsid="00134999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Ubuntu Mono" fo:font-size="12pt" officeooo:rsid="00215592" officeooo:paragraph-rsid="00215592" fo:background-color="#ffff00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Ubuntu Mono" fo:font-size="12pt" style:text-underline-style="none" officeooo:rsid="00215592" officeooo:paragraph-rsid="00215592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Ubuntu Mono" fo:font-size="10.5pt" officeooo:rsid="001373bb" officeooo:paragraph-rsid="001373bb" style:font-size-asian="10.5pt" style:font-size-complex="10.5pt"/>
    </style:style>
    <style:style style:name="P29" style:family="paragraph" style:parent-style-name="Standard">
      <style:paragraph-properties fo:text-align="start" style:justify-single-word="false"/>
      <style:text-properties style:font-name="Ubuntu Light" fo:font-size="12pt" fo:font-weight="bold" officeooo:rsid="00134999" officeooo:paragraph-rsid="001dfb93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 Light" fo:font-size="12pt" fo:font-weight="bold" officeooo:rsid="001373bb" officeooo:paragraph-rsid="001dfb93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Ubuntu Light" fo:font-size="11pt" fo:font-weight="normal" officeooo:rsid="00134999" officeooo:paragraph-rsid="001dfb93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Ubuntu Light" fo:font-size="11pt" fo:font-weight="normal" officeooo:rsid="00197c14" officeooo:paragraph-rsid="001dfb93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Ubuntu Light" fo:font-size="11pt" fo:font-weight="normal" officeooo:rsid="001373bb" officeooo:paragraph-rsid="001dfb93" style:font-size-asian="11pt" style:font-weight-asian="normal" style:font-size-complex="11pt" style:font-weight-complex="normal"/>
    </style:style>
    <style:style style:name="P34" style:family="paragraph" style:parent-style-name="Standard" style:list-style-name="List_20_1">
      <style:text-properties officeooo:rsid="001f4097" officeooo:paragraph-rsid="001f4097"/>
    </style:style>
    <style:style style:name="P35" style:family="paragraph" style:parent-style-name="Standard" style:list-style-name="List_20_1">
      <style:text-properties style:text-underline-style="solid" style:text-underline-width="auto" style:text-underline-color="font-color" officeooo:paragraph-rsid="001f4097"/>
    </style:style>
    <style:style style:name="P36" style:family="paragraph" style:parent-style-name="Standard" style:list-style-name="List_20_1">
      <style:text-properties officeooo:paragraph-rsid="001f4097"/>
    </style:style>
    <style:style style:name="P37" style:family="paragraph" style:parent-style-name="Standard">
      <style:text-properties officeooo:paragraph-rsid="001f4097"/>
    </style:style>
    <style:style style:name="P3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 Light1" fo:font-size="12pt" fo:font-style="normal" fo:text-shadow="none" style:text-underline-style="none" fo:font-weight="normal" officeooo:rsid="00215592" officeooo:paragraph-rsid="00228a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style:font-name="Ubuntu Light" fo:font-size="12pt" fo:font-weight="bold" officeooo:rsid="001dfb93" officeooo:paragraph-rsid="001dfb93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Ubuntu Light" fo:font-size="12pt" fo:font-weight="bold" officeooo:rsid="001dfb93" officeooo:paragraph-rsid="00215592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Ubuntu Light" fo:font-size="12pt" fo:font-weight="bold" officeooo:rsid="00215592" officeooo:paragraph-rsid="00215592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Ubuntu Light" fo:font-size="12pt" style:text-underline-style="solid" style:text-underline-width="auto" style:text-underline-color="font-color" fo:font-weight="bold" officeooo:rsid="0015efc8" officeooo:paragraph-rsid="001dfb93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Ubuntu Light" fo:font-size="12pt" style:text-underline-style="solid" style:text-underline-width="auto" style:text-underline-color="font-color" fo:font-weight="bold" officeooo:rsid="0016c71e" officeooo:paragraph-rsid="001dfb93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Light1" fo:font-size="12pt" fo:font-style="normal" fo:text-shadow="none" style:text-underline-style="none" fo:font-weight="normal" officeooo:rsid="00228ad6" officeooo:paragraph-rsid="00228a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Ligh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Light1" fo:font-size="12pt" fo:font-style="normal" fo:text-shadow="none" style:text-underline-style="none" fo:font-weight="normal" officeooo:paragraph-rsid="0023e5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Light1" fo:font-size="12pt" fo:font-style="normal" fo:text-shadow="none" style:text-underline-style="none" fo:font-weight="normal" officeooo:rsid="0023e5a9" officeooo:paragraph-rsid="0023e5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Light1" fo:font-size="12pt" fo:font-style="normal" fo:text-shadow="none" style:text-underline-style="none" fo:font-weight="normal" officeooo:rsid="0024bad0" officeooo:paragraph-rsid="0024ba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 Light1" fo:font-size="12pt" fo:font-style="normal" fo:text-shadow="none" style:text-underline-style="none" fo:font-weight="bold" officeooo:rsid="00228ad6" officeooo:paragraph-rsid="00228a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 Light1" fo:font-size="12pt" fo:font-style="normal" fo:text-shadow="none" style:text-underline-style="none" fo:font-weight="bold" officeooo:rsid="0023e5a9" officeooo:paragraph-rsid="0023e5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Ubuntu Light1" fo:font-size="12pt" fo:font-style="normal" fo:text-shadow="none" style:text-underline-style="none" fo:font-weight="bold" officeooo:rsid="00228ad6" officeooo:paragraph-rsid="00228a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ext_20_body">
      <style:text-properties officeooo:rsid="00228ad6"/>
    </style:style>
    <style:style style:name="T1" style:family="text">
      <style:text-properties style:font-name="Ubuntu Mono" fo:font-size="12pt" style:font-size-asian="12pt" style:font-size-complex="12pt"/>
    </style:style>
    <style:style style:name="T2" style:family="text">
      <style:text-properties style:font-name="Ubuntu Mono" fo:font-size="12pt" officeooo:rsid="0011a698" style:font-size-asian="12pt" style:font-size-complex="12pt"/>
    </style:style>
    <style:style style:name="T3" style:family="text">
      <style:text-properties style:font-name="Ubuntu Mono" fo:font-size="12pt" officeooo:rsid="00134999" style:font-size-asian="12pt" style:font-size-complex="12pt"/>
    </style:style>
    <style:style style:name="T4" style:family="text">
      <style:text-properties style:font-name="Ubuntu Mono" fo:font-size="12pt" officeooo:rsid="0014bc52" style:font-size-asian="12pt" style:font-size-complex="12pt"/>
    </style:style>
    <style:style style:name="T5" style:family="text">
      <style:text-properties style:font-name="Ubuntu Mono" fo:font-size="12pt" officeooo:rsid="001f4097" style:font-size-asian="12pt" style:font-size-complex="12pt"/>
    </style:style>
    <style:style style:name="T6" style:family="text">
      <style:text-properties style:font-name="Ubuntu Mono" fo:font-size="12pt" style:text-underline-style="solid" style:text-underline-width="auto" style:text-underline-color="font-color" officeooo:rsid="001f4097" style:font-size-asian="12pt" style:font-size-complex="12pt"/>
    </style:style>
    <style:style style:name="T7" style:family="text">
      <style:text-properties style:font-name="Ubuntu Mon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style:font-name="Ubuntu Mono" fo:font-size="12pt" style:text-underline-style="solid" style:text-underline-width="auto" style:text-underline-color="font-color" fo:font-weight="bold" officeooo:rsid="001f4097" style:font-size-asian="12pt" style:font-weight-asian="bold" style:font-size-complex="12pt" style:font-weight-complex="bold"/>
    </style:style>
    <style:style style:name="T9" style:family="text">
      <style:text-properties style:font-name="Ubuntu Mono" fo:font-size="12pt" fo:font-weight="bold" style:font-size-asian="12pt" style:font-weight-asian="bold" style:font-size-complex="12pt" style:font-weight-complex="bold"/>
    </style:style>
    <style:style style:name="T10" style:family="text">
      <style:text-properties officeooo:rsid="0016c71e"/>
    </style:style>
    <style:style style:name="T11" style:family="text">
      <style:text-properties officeooo:rsid="001dfb93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23e5a9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3e5a9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228ad6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3e5a9" style:font-weight-asian="bold" style:font-weight-complex="bold"/>
    </style:style>
    <style:style style:name="T19" style:family="text">
      <style:text-properties fo:font-weight="bold" officeooo:rsid="0024bad0" style:font-weight-asian="bold" style:font-weight-complex="bold"/>
    </style:style>
    <style:style style:name="T20" style:family="text">
      <style:text-properties officeooo:rsid="0020b719"/>
    </style:style>
    <style:style style:name="T21" style:family="text">
      <style:text-properties style:text-underline-style="none"/>
    </style:style>
    <style:style style:name="T22" style:family="text">
      <style:text-properties officeooo:rsid="00228ad6"/>
    </style:style>
    <style:style style:name="T23" style:family="text">
      <style:text-properties officeooo:rsid="0023e5a9"/>
    </style:style>
    <style:style style:name="T24" style:family="text">
      <style:text-properties style:font-name="Ubuntu Light"/>
    </style:style>
    <style:style style:name="T25" style:family="text">
      <style:text-properties officeooo:rsid="0024bad0"/>
    </style:style>
    <style:style style:name="T26" style:family="text">
      <style:text-properties style:font-name="Ubuntu Light1"/>
    </style:style>
    <style:style style:name="T27" style:family="text">
      <style:text-properties style:font-name="Ubuntu Light1" fo:font-weight="bold" style:font-weight-asian="bold" style:font-weight-complex="bold"/>
    </style:style>
    <style:style style:name="T28" style:family="text">
      <style:text-properties style:font-name="Ubuntu Light1" fo:font-weight="bold" officeooo:rsid="0024bad0" style:font-weight-asian="bold" style:font-weight-complex="bold"/>
    </style:style>
    <style:style style:name="T29" style:family="text">
      <style:text-properties style:font-name="Ubuntu Light1" officeooo:rsid="0024bad0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4bad0" style:font-style-asian="italic" style:font-style-complex="italic"/>
    </style:style>
    <style:style style:name="T32" style:family="text">
      <style:text-properties fo:font-style="italic" officeooo:rsid="0023e5a9" style:font-style-asian="italic" style:font-style-complex="italic"/>
    </style:style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THE algorithm – Ratio-based priority system</text:h>
      <text:p text:style-name="P3"/>
      <text:p text:style-name="P9"><text:span text:style-name="T2">I need a tool for “scheduling”/tracking particularly my studies, but also maybe other things, in a way that is more dynamic than setting aside a block of time for a particular subject or course. The problem is that it is difficult to know how much time on any given day I have for studies. </text:span><text:span text:style-name="T3">S</text:span><text:span text:style-name="T2">o when the time comes and it turns out that the two hour window </text:span><text:span text:style-name="T4">I planned</text:span><text:span text:style-name="T2"> is actually 45 minutes,</text:span><text:span text:style-name="T3"> I am forced to log this time and make it up at a later date </text:span><text:span text:style-name="T4">in order to keep the week-wise schedule on track,</text:span><text:span text:style-name="T3"> c</text:span><text:span text:style-name="T4">reating</text:span><text:span text:style-name="T3"> additional need for tracking, note-taking, etc,. </text:span><text:span text:style-name="T4">This is a pain in the ass that seems unnecessary. </text:span></text:p>
      <text:p text:style-name="P4"/>
      <text:p text:style-name="P5">‘THE algorithm’ should provide a way to automate the ‘movement of remainders’ and carrying of surpluses or subtraction of deficit balances based on time-tracking and comparison of logged hours against rules set for each item in the form of percent-of-time.</text:p>
      <text:p text:style-name="P5"/>
      <text:h text:style-name="P21" text:outline-level="3">Equation for finding the number of add’l hours for an item that is short</text:h>
      <text:p text:style-name="P53"/>
      <table:table table:name="Table4" table:style-name="Table4" table:template-name="Academic">
        <table:table-column table:style-name="Table4.A"/>
        <table:table-column table:style-name="Table4.B"/>
        <table:table-row>
          <table:table-cell table:style-name="Table4.A1" office:value-type="string">
            <text:p text:style-name="P52">1</text:p>
          </table:table-cell>
          <table:table-cell table:style-name="Table4.A1" office:value-type="string">
            <text:p text:style-name="P38"/>
            <text:p text:style-name="P38"><text:span text:style-name="T21"><text:s text:c="6"/></text:span><text:span text:style-name="T12">3 + x </text:span><text:span text:style-name="T21"><text:s text:c="3"/>= .4</text:span></text:p>
            <text:p text:style-name="P38"><text:s text:c="5"/>10 + x</text:p>
            <text:p text:style-name="P38"/>
          </table:table-cell>
        </table:table-row>
        <table:table-row table:style-name="Table4.2">
          <table:table-cell table:style-name="Table4.A2" office:value-type="string">
            <text:p text:style-name="P50">2</text:p>
          </table:table-cell>
          <table:table-cell table:style-name="Table4.B2" office:value-type="float" office:value="0">
            <text:p text:style-name="P45"/>
            <text:p text:style-name="P45"><text:s text:c="6"/><text:span text:style-name="T12">Multiply both sides by divisor ‘10 + x’:</text:span></text:p>
            <text:p text:style-name="P45"/>
            <text:p text:style-name="P45"><text:s text:c="6"/>3 + x = .4(10 + x) <text:s text:c="3"/><text:span text:style-name="T30">=&gt;</text:span> <text:s text:c="3"/>3 + x = 4/10 * (10 + x) <text:s text:c="3"/><text:span text:style-name="T32">=&gt;</text:span><text:span text:style-name="T23"> <text:s text:c="3"/>3 + x <text:s text:c="2"/>= <text:s text:c="2"/></text:span><text:span text:style-name="T13">40 + 4x</text:span></text:p>
            <text:p text:style-name="P45"><text:s text:c="125"/><text:span text:style-name="T23">10</text:span></text:p>
            <text:p text:style-name="P45"/>
          </table:table-cell>
        </table:table-row>
        <table:table-row table:style-name="Table4.2">
          <table:table-cell table:style-name="Table4.A2" office:value-type="string">
            <text:p text:style-name="P50">3</text:p>
          </table:table-cell>
          <table:table-cell table:style-name="Table4.B2" office:value-type="float" office:value="0">
            <text:p text:style-name="P46"><text:s/></text:p>
            <text:p text:style-name="P47"><text:s text:c="6"/><text:span text:style-name="T16">Multiply both sides by divisor ‘10 ’:</text:span></text:p>
            <text:p text:style-name="P47"/>
            <text:p text:style-name="P48"><text:span text:style-name="T22"><text:s text:c="6"/>(</text:span>3 + x)10 <text:s text:c="2"/>= <text:s text:c="2"/>40 + 4x <text:s text:c="3"/>=&gt; <text:s text:c="3"/>30 + 10x <text:s text:c="2"/>= <text:s text:c="2"/>40 + 4x</text:p>
            <text:p text:style-name="P48"/>
          </table:table-cell>
        </table:table-row>
        <table:table-row table:style-name="Table4.2">
          <table:table-cell table:style-name="Table4.A2" office:value-type="string">
            <text:p text:style-name="P51">4</text:p>
          </table:table-cell>
          <table:table-cell table:style-name="Table4.B2" office:value-type="float" office:value="0">
            <text:p text:style-name="P48"><text:s text:c="5"/>30 + 10x <text:s text:c="2"/>= <text:s text:c="2"/>40 + 4x</text:p>
            <text:p text:style-name="P48"><text:s text:c="4"/><text:span text:style-name="T30">-30 <text:s text:c="17"/>-30</text:span></text:p>
            <text:p text:style-name="P48"><text:s text:c="15"/>10x <text:s text:c="2"/>= <text:s/>10 + 4x</text:p>
          </table:table-cell>
        </table:table-row>
        <table:table-row>
          <table:table-cell table:style-name="Table4.A2" office:value-type="string">
            <text:p text:style-name="P51">5</text:p>
          </table:table-cell>
          <table:table-cell table:style-name="Table4.B5" office:value-type="string">
            <text:p text:style-name="P48"><text:s text:c="5"/>10<text:span text:style-name="T25">x <text:s/>= <text:s text:c="2"/>10 + 4x</text:span></text:p>
            <text:p text:style-name="P48"><text:s text:c="6"/><text:span text:style-name="T30">-</text:span><text:span text:style-name="T31">4x <text:s text:c="14"/>-4x</text:span></text:p>
            <text:p text:style-name="P49"><text:s text:c="7"/>6x <text:s text:c="2"/>= <text:s text:c="2"/>10 <text:s text:c="3"/><text:span text:style-name="T30">=&gt;</text:span> <text:s text:c="3"/>x <text:s/>= <text:s/>10/6 <text:s text:c="2"/><text:span text:style-name="T30">=&gt;</text:span> <text:s text:c="2"/>x <text:s/>= <text:s/>1.66 <text:s/></text:p>
          </table:table-cell>
        </table:table-row>
      </table:table>
      <text:p text:style-name="P27"><text:span text:style-name="T21"/></text:p>
      <text:p text:style-name="P27"><text:span text:style-name="T21"/></text:p>
      <text:p text:style-name="P27"><text:span text:style-name="T21"/></text:p>
      <text:p text:style-name="P27"><text:span text:style-name="T21"/></text:p>
      <text:p text:style-name="P27"><text:span text:style-name="T21"/></text:p>
      <text:p text:style-name="P27"><text:span text:style-name="T21"/></text:p>
      <text:h text:style-name="Heading_20_2" text:outline-level="2"><text:soft-page-break/>Ex: </text:h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8">Course</text:p>
          </table:table-cell>
          <table:table-cell table:style-name="Table1.A1" office:value-type="string">
            <text:p text:style-name="P18">% of Time</text:p>
          </table:table-cell>
          <table:table-cell table:style-name="Table1.A1" office:value-type="string">
            <text:p text:style-name="P18">Logged <text:span text:style-name="T10">(hrs)</text:span></text:p>
          </table:table-cell>
          <table:table-cell table:style-name="Table1.A1" office:value-type="string">
            <text:p text:style-name="P19">Curr. %</text:p>
          </table:table-cell>
          <table:table-cell table:style-name="Table1.E1" office:value-type="string">
            <text:p text:style-name="P18">Add’l Time <text:span text:style-name="T11">(hrs)</text:span></text:p>
          </table:table-cell>
        </table:table-row>
        <table:table-row table:style-name="Table1.1">
          <table:table-cell table:style-name="Table1.A2" office:value-type="string">
            <text:p text:style-name="P10">Scrimba Front-End </text:p>
          </table:table-cell>
          <table:table-cell table:style-name="Table1.A2" office:value-type="string">
            <text:p text:style-name="P13">40% 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5">10%</text:p>
          </table:table-cell>
          <table:table-cell table:style-name="Table1.E2" office:value-type="string">
            <text:p text:style-name="P39">1.66</text:p>
          </table:table-cell>
        </table:table-row>
        <table:table-row table:style-name="Table1.1">
          <table:table-cell table:style-name="Table1.A2" office:value-type="string">
            <text:p text:style-name="P11">CS50</text:p>
          </table:table-cell>
          <table:table-cell table:style-name="Table1.A2" office:value-type="string">
            <text:p text:style-name="P17">40%</text:p>
          </table:table-cell>
          <table:table-cell table:style-name="Table1.A2" office:value-type="string">
            <text:p text:style-name="P17">5 </text:p>
          </table:table-cell>
          <table:table-cell table:style-name="Table1.A2" office:value-type="string">
            <text:p text:style-name="P17">50%</text:p>
          </table:table-cell>
          <table:table-cell table:style-name="Table1.E2" office:value-type="string">
            <text:p text:style-name="P39">n/a</text:p>
          </table:table-cell>
        </table:table-row>
        <table:table-row table:style-name="Table1.1">
          <table:table-cell table:style-name="Table1.A4" office:value-type="string">
            <text:p text:style-name="P11">Vim</text:p>
          </table:table-cell>
          <table:table-cell table:style-name="Table1.A4" office:value-type="string">
            <text:p text:style-name="P15">20%</text:p>
          </table:table-cell>
          <table:table-cell table:style-name="Table1.C4" office:value-type="float" office:value="4">
            <text:p text:style-name="P16">4</text:p>
          </table:table-cell>
          <table:table-cell table:style-name="Table1.D4" office:value-type="percentage" office:value="0.4">
            <text:p text:style-name="P12">40.00%</text:p>
          </table:table-cell>
          <table:table-cell table:style-name="Table1.E4" office:value-type="string">
            <text:p text:style-name="P39">n/a</text:p>
          </table:table-cell>
        </table:table-row>
      </table:table>
      <text:p text:style-name="P7"/>
      <text:p text:style-name="P28">* <text:span text:style-name="T11">This table is showing that 1.6 add’l hrs are required to achieve the goal-ratio</text:span></text:p>
      <text:p text:style-name="P28"/>
      <text:p text:style-name="P28"/>
      <text:p text:style-name="P23">It may be most useful to calculate add’l hrs on ALL items to achieve the correct percentages for each.</text:p>
      <text:p text:style-name="P23"/>
      <text:h text:style-name="Heading_20_3" text:outline-level="3">NOTE<text:span text:style-name="T20">S</text:span>: </text:h>
      <text:p text:style-name="P24"/>
      <text:p text:style-name="P24">Resources for learning proportions/percentages &amp;&amp; multiple variables</text:p>
      <text:p text:style-name="P24"/>
      <text:list xml:id="list2176125957" text:style-name="List_20_1">
        <text:list-header>
          <text:p text:style-name="P36"><text:span text:style-name="T8">SEARCH --- </text:span><text:a xlink:type="simple" xlink:href="https://duckduckgo.com/?q=algebra+problem+percentages+and+multiple+variables&amp;t=canonical&amp;ia=web" text:style-name="Internet_20_link" text:visited-style-name="Visited_20_Internet_20_Link"><text:span text:style-name="T8">https://duckduckgo.com/?q=algebra+problem+percentages+and+multiple+variables&amp;t=canonical&amp;ia=web</text:span></text:a></text:p>
        </text:list-header>
        <text:list-item>
          <text:p text:style-name="P36"><text:span text:style-name="T6"/></text:p>
        </text:list-item>
        <text:list-item>
          <text:p text:style-name="P36"><text:span text:style-name="T6">https://www.cliffsnotes.com/study-guides/algebra/algebra-i/word-problems/mixture-problems<text:tab/></text:span></text:p>
        </text:list-item>
        <text:list-item>
          <text:p text:style-name="P36"><text:a xlink:type="simple" xlink:href="https://www.khanacademy.org/math/cc-sixth-grade-math/cc-6th-ratios-prop-topic/cc-6th-percent-word-problems/e/percentage_word_problems_1" text:style-name="Internet_20_link" text:visited-style-name="Visited_20_Internet_20_Link"><text:span text:style-name="T5">https://www.khanacademy.org/math/cc-sixth-grade-math/cc-6th-ratios-prop-topic/cc-6th-percent-word-problems/e/percentage_word_problems_1</text:span></text:a></text:p>
        </text:list-item>
      </text:list>
      <text:p text:style-name="P37"><text:span text:style-name="T5"/></text:p>
      <text:p text:style-name="P37"><text:span text:style-name="T5"/></text:p>
      <text:list xml:id="list204357366920147" text:continue-numbering="true" text:style-name="List_20_1">
        <text:list-header>
          <text:p text:style-name="P34"><text:span text:style-name="T7">SEARCH</text:span><text:span text:style-name="T9"> --- </text:span><text:a xlink:type="simple" xlink:href="https://duckduckgo.com/?q=algebra+mixture+problems&amp;t=canonical&amp;ia=web" text:style-name="Internet_20_link" text:visited-style-name="Visited_20_Internet_20_Link"><text:span text:style-name="T9">https://duckduckgo.com/?q=algebra+mixture+problems&amp;t=canonical&amp;ia=web</text:span></text:a></text:p>
          <text:p text:style-name="P34"><text:span text:style-name="T1"/></text:p>
        </text:list-header>
        <text:list-item>
          <text:p text:style-name="P35"><text:a xlink:type="simple" xlink:href="https://www.onlinemathlearning.com/algebra-mixture-problems.html" text:style-name="Internet_20_link" text:visited-style-name="Visited_20_Internet_20_Link"><text:span text:style-name="T5">https://www.onlinemathlearning.com/algebra-mixture-problems.html</text:span></text:a></text:p>
        </text:list-item>
        <text:list-item>
          <text:p text:style-name="P35"><text:span text:style-name="T5">https://www.algebra.com/algebra/homework/word/mixtures/Mixture-problems.lesson</text:span></text:p>
        </text:list-item>
      </text:list>
      <text:p text:style-name="P23"/>
      <text:h text:style-name="Heading_20_2" text:outline-level="2">Ex:</text:h>
      <text:p text:style-name="P23"/>
      <text:p text:style-name="P26">This is just an example, numbers are not accurate, FIX once equation is worked out!!!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2">Course</text:p>
          </table:table-cell>
          <table:table-cell table:style-name="Table2.A1" office:value-type="string">
            <text:p text:style-name="P42">% of Time</text:p>
          </table:table-cell>
          <table:table-cell table:style-name="Table2.A1" office:value-type="string">
            <text:p text:style-name="P42">Logged <text:span text:style-name="T10">(hrs)</text:span></text:p>
          </table:table-cell>
          <table:table-cell table:style-name="Table2.A1" office:value-type="string">
            <text:p text:style-name="P43">Curr. %</text:p>
          </table:table-cell>
          <table:table-cell table:style-name="Table2.E1" office:value-type="string">
            <text:p text:style-name="P42">Add’l Time <text:span text:style-name="T11">(hrs)</text:span></text:p>
          </table:table-cell>
        </table:table-row>
        <table:table-row table:style-name="Table2.1">
          <table:table-cell table:style-name="Table2.A2" office:value-type="string">
            <text:p text:style-name="P29">Scrimba Front-End </text:p>
          </table:table-cell>
          <table:table-cell table:style-name="Table2.A2" office:value-type="string">
            <text:p text:style-name="P31">40% </text:p>
          </table:table-cell>
          <table:table-cell table:style-name="Table2.A2" office:value-type="string">
            <text:p text:style-name="P32">1</text:p>
          </table:table-cell>
          <table:table-cell table:style-name="Table2.A2" office:value-type="string">
            <text:p text:style-name="P32">10%</text:p>
          </table:table-cell>
          <table:table-cell table:style-name="Table2.E2" office:value-type="string">
            <text:p text:style-name="P39">1.66</text:p>
          </table:table-cell>
        </table:table-row>
        <table:table-row table:style-name="Table2.1">
          <table:table-cell table:style-name="Table2.A2" office:value-type="string">
            <text:p text:style-name="P30">CS50</text:p>
          </table:table-cell>
          <table:table-cell table:style-name="Table2.A2" office:value-type="string">
            <text:p text:style-name="P33">40%</text:p>
          </table:table-cell>
          <table:table-cell table:style-name="Table2.A2" office:value-type="string">
            <text:p text:style-name="P33">5 </text:p>
          </table:table-cell>
          <table:table-cell table:style-name="Table2.A2" office:value-type="string">
            <text:p text:style-name="P33">50%</text:p>
          </table:table-cell>
          <table:table-cell table:style-name="Table2.E2" office:value-type="string">
            <text:p text:style-name="P41">2</text:p>
          </table:table-cell>
        </table:table-row>
        <table:table-row table:style-name="Table2.1">
          <table:table-cell table:style-name="Table2.A4" office:value-type="string">
            <text:p text:style-name="P30">Vim</text:p>
          </table:table-cell>
          <table:table-cell table:style-name="Table2.A4" office:value-type="string">
            <text:p text:style-name="P32">20%</text:p>
          </table:table-cell>
          <table:table-cell table:style-name="Table2.C4" office:value-type="float" office:value="4">
            <text:p text:style-name="P33">4</text:p>
          </table:table-cell>
          <table:table-cell table:style-name="Table2.D4" office:value-type="percentage" office:value="0.4">
            <text:p text:style-name="P31">40.00%</text:p>
          </table:table-cell>
          <table:table-cell table:style-name="Table2.E4" office:value-type="string">
            <text:p text:style-name="P40">3</text:p>
          </table:table-cell>
        </table:table-row>
      </table:table>
      <text:p text:style-name="P22"/>
      <text:p text:style-name="P8"/>
      <text:p text:style-name="P5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cademic.1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2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Academic.3" style:family="table-cell">
      <style:table-cell-properties fo:padding="0in" fo:padding-left="0in" fo:padding-right="0in" fo:padding-top="0in" fo:padding-bottom="0in" style:data-style-name="100"/>
    </style:style>
    <style:style style:name="Academic.4" style:family="table-cell">
      <style:table-cell-properties fo:padding="0in" fo:padding-left="0in" fo:padding-right="0in" fo:padding-top="0in" fo:padding-bottom="0in" style:data-style-name="0"/>
    </style:style>
    <style:style style:name="Academic.5" style:family="table-cell">
      <style:table-cell-properties fo:padding="0in" fo:padding-left="0in" fo:padding-right="0in" fo:padding-top="0in" fo:padding-bottom="0in" style:data-style-name="0"/>
    </style:style>
    <style:style style:name="Academic.6" style:family="table-cell">
      <style:table-cell-properties fo:padding="0in" fo:padding-left="0in" fo:padding-right="0in" fo:padding-top="0in" fo:padding-bottom="0in" style:data-style-name="100"/>
    </style:style>
    <style:style style:name="Academic.7" style:family="table-cell">
      <style:table-cell-properties fo:padding="0in" fo:padding-left="0in" fo:padding-right="0in" fo:padding-top="0in" fo:padding-bottom="0in" style:data-style-name="0"/>
    </style:style>
    <style:style style:name="Academic.8" style:family="table-cell">
      <style:table-cell-properties fo:padding="0in" fo:padding-left="0in" fo:padding-right="0in" fo:padding-top="0in" fo:padding-bottom="0in" style:data-style-name="0"/>
    </style:style>
    <style:style style:name="Academic.9" style:family="table-cell">
      <style:table-cell-properties fo:padding="0in" fo:padding-left="0in" fo:padding-right="0in" fo:padding-top="0in" fo:padding-bottom="0in" style:data-style-name="0"/>
    </style:style>
    <style:style style:name="Academic.10" style:family="table-cell">
      <style:table-cell-properties fo:padding="0in" fo:padding-left="0in" fo:padding-right="0in" fo:padding-top="0in" fo:padding-bottom="0in" style:data-style-name="0"/>
    </style:style>
    <style:style style:name="Academic.11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2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3" style:family="table-cell">
      <style:table-cell-properties fo:border-bottom="0.74pt solid #000000" fo:padding="0in" fo:padding-left="0in" fo:padding-right="0in" fo:padding-top="0in" fo:padding-bottom="0in" style:data-style-name="100"/>
    </style:style>
    <style:style style:name="Academic.14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Academic.15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6" style:family="table-cell">
      <style:table-cell-properties fo:border-bottom="0.74pt solid #000000" fo:padding="0in" fo:padding-left="0in" fo:padding-right="0in" fo:padding-top="0in" fo:padding-bottom="0in" style:data-style-name="0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22T23:08:43.213794364</meta:creation-date>
    <dc:date>2021-01-29T20:37:44.401792883</dc:date>
    <meta:editing-duration>PT3H49M49S</meta:editing-duration>
    <meta:editing-cycles>5</meta:editing-cycles>
    <meta:generator>LibreOffice/6.3.3.2$Linux_X86_64 LibreOffice_project/30$Build-2</meta:generator>
    <meta:document-statistic meta:table-count="3" meta:image-count="0" meta:object-count="0" meta:page-count="2" meta:paragraph-count="78" meta:word-count="406" meta:character-count="2698" meta:non-whitespace-character-count="2067"/>
  </office:meta>
</office:document-meta>
</file>